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183.15pt"/>
    </style:style>
    <style:style style:name="co3" style:family="table-column">
      <style:table-column-properties fo:break-before="auto" style:column-width="157.75pt"/>
    </style:style>
    <style:style style:name="co4" style:family="table-column">
      <style:table-column-properties fo:break-before="auto" style:column-width="134.79pt"/>
    </style:style>
    <style:style style:name="co5" style:family="table-column">
      <style:table-column-properties fo:break-before="auto" style:column-width="111pt"/>
    </style:style>
    <style:style style:name="co7" style:family="table-column">
      <style:table-column-properties fo:break-before="auto" style:column-width="501.11pt"/>
    </style:style>
    <style:style style:name="ro4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7.15pt" fo:break-before="auto" style:use-optimal-row-height="false"/>
    </style:style>
    <style:style style:name="ro7" style:family="table-row">
      <style:table-row-properties style:row-height="16.41pt" fo:break-before="auto" style:use-optimal-row-height="false"/>
    </style:style>
    <style:style style:name="ro8" style:family="table-row">
      <style:table-row-properties style:row-height="14.94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Sheet3">
      <style:table-properties table:display="fals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9" style:family="table-cell" style:parent-style-name="Default">
      <style:table-cell-properties fo:padding="2.01pt"/>
    </style:style>
    <style:style style:name="ce10" style:family="table-cell" style:parent-style-name="Default" style:data-style-name="N0">
      <style:table-cell-properties fo:padding="2.01pt"/>
    </style:style>
    <style:style style:name="ce11" style:family="table-cell" style:parent-style-name="Excel_5f_BuiltIn_5f_Hyperlink">
      <style:table-cell-properties fo:padding="2.01pt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5f_BuiltIn_5f_Hyperlink">
      <style:table-cell-properties fo:padding="2.01pt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5f_BuiltIn_5f_Hyperlink">
      <style:table-cell-properties fo:padding="2.01pt"/>
      <style:text-properties fo:color="#0000ff" style:text-outline="false" style:text-line-through-style="none" style:text-line-through-type="none" style:font-name="Times New Roman" fo:font-size="12pt" fo:language="none" fo:country="none" fo:font-style="normal" fo:text-shadow="none" style:text-underline-style="solid" style:text-underline-width="auto" style:text-underline-color="font-color" fo:font-weight="normal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/>
    </style:style>
    <style:style style:name="ce14" style:family="table-cell" style:parent-style-name="Excel_5f_BuiltIn_5f_Hyperlink">
      <style:table-cell-properties fo:padding="2.01pt"/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5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fo:color="#0000f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 table:null-year="1980"/>
      <table:table table:name="Sheet1" table:style-name="ta4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1019" table:default-cell-style-name="Default"/>
        <table:table-row table:style-name="ro2">
          <table:table-cell office:value-type="string" calcext:value-type="string">
            <text:p>Websit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ther</text:p>
          </table:table-cell>
          <table:table-cell table:style-name="ce9" office:value-type="string" calcext:value-type="string">
            <text:p>Networ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2.168.0.1 <text:s text:c="6"/>[Verizon]</text:p>
          </table:table-cell>
          <table:table-cell table:style-name="ce11" office:value-type="string" calcext:value-type="string">
            <text:p>pgoldfarm@yahoo.com</text:p>
          </table:table-cell>
          <table:table-cell office:value-type="string" calcext:value-type="string">
            <text:p>Verizon-MBR1515-42AC</text:p>
          </table:table-cell>
          <table:table-cell office:value-type="float" office:value="60552855" calcext:value-type="float">
            <text:p>60552855</text:p>
          </table:table-cell>
          <table:table-cell office:value-type="string" calcext:value-type="string">
            <text:p><text:s/>WIFI logi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92.168.0.1 <text:s text:c="5"/>[Verizon 2]</text:p>
          </table:table-cell>
          <table:table-cell table:style-name="ce11"/>
          <table:table-cell office:value-type="string" calcext:value-type="string">
            <text:p>admin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Default password: passwor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92.168.1.1 <text:s/>linksy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ranchf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4P6JJBXF3H <text:s text:c="10"/>older wireless devices <text:s text:c="2"/>athc-th0w-87k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.168.2.1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Ranchf</text:p>
          </table:table-cell>
          <table:table-cell office:value-type="string" calcext:value-type="string">
            <text:p>Su356RM9 <text:s text:c="2"/></text:p>
          </table:table-cell>
          <table:table-cell office:value-type="string" calcext:value-type="string">
            <text:p>3ooYejl2MkAPFzagH0klgG6TR1bLw2yA</text:p>
          </table:table-cell>
          <table:table-cell table:style-name="ce9" office:value-type="string" calcext:value-type="string">
            <text:p>Whe3a9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ARP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/>
          <table:table-cell table:style-name="ce9"/>
          <table:table-cell table:number-columns-repeated="1018"/>
        </table:table-row>
        <table:table-row table:style-name="ro3">
          <table:table-cell office:value-type="string" calcext:value-type="string">
            <text:p>Absolute device recovery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/>
          <table:table-cell table:style-name="ce9"/>
          <table:table-cell table:number-columns-repeated="1018"/>
        </table:table-row>
        <table:table-row table:style-name="ro5">
          <table:table-cell office:value-type="string" calcext:value-type="string">
            <text:p>Acer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t Blue <text:s/>DCCC</text:p>
          </table:table-cell>
          <table:table-cell table:style-name="ce12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rcho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mkiubq7unup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croni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>SN:LH3W3SZW-ZKBRBUKE-V6KFQJAA-5U2SYV9D-HKSHJP2U-W93BZ32P-N76NDX9Y-ZAWP6YU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obe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griculture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$farm</text:p>
          </table:table-cell>
          <table:table-cell table:style-name="ce15" office:value-type="string" calcext:value-type="string">
            <text:p>su356CRM9</text:p>
          </table:table-cell>
          <table:table-cell office:value-type="string" calcext:value-type="string">
            <text:p>Successful Farming Onlin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mazon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SUS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vanquest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Fix-It Utilities Key: <text:s/>C311-0271-00005-S2YS-MGVC-1GVY-GKKZ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Bang_Good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su356C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ick tires Direc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loomberg</text:p>
          </table:table-cell>
          <table:table-cell table:style-name="ce11"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itnami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N.com <text:s text:c="7"/>Barnes and Noble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amping world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mine8marf#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ili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float" office:value="3083701732" calcext:value-type="float">
            <text:p>3083701732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loud9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depen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deply</text:p>
          </table:table-cell>
          <table:table-cell table:style-name="ce11" office:value-type="string" calcext:value-type="string">
            <text:p><text:a xlink:href="mailto:pgoldfarm@gmail.com" xlink:type="simple">pgoldfarm@gmail.com</text:a></text:p>
          </table:table-cell>
          <table:table-cell office:value-type="string" calcext:value-type="string">
            <text:p>goldfarm</text:p>
          </table:table-cell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nsumerreports.org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.O.R.N.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float" office:value="509753" calcext:value-type="float">
            <text:p>509753</text:p>
          </table:table-cell>
          <table:table-cell table:style-name="ce11"/>
          <table:table-cell table:style-name="ce9" office:value-type="string" calcext:value-type="string">
            <text:p>no log-in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redit Karma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friend: Larry <text:s text:c="11"/>pin: Crantz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redo Mobile</text:p>
          </table:table-cell>
          <table:table-cell table:style-name="ce12" office:value-type="string" calcext:value-type="string">
            <text:p><text:a xlink:href="mailto:pgoldfarm@yahoo.com" xlink:type="simple">pgoldfarm@yahoo.com</text:a></text:p>
          </table:table-cell>
          <table:table-cell office:value-type="float" office:value="3083701732" calcext:value-type="float">
            <text:p>3083701732</text:p>
          </table:table-cell>
          <table:table-cell office:value-type="string" calcext:value-type="string">
            <text:p>506goldfarm</text:p>
          </table:table-cell>
          <table:table-cell office:value-type="string" calcext:value-type="string">
            <text:p>parents met: Bertra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yberpower</text:p>
          </table:table-cell>
          <table:table-cell table:style-name="ce12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iffchecker</text:p>
          </table:table-cell>
          <table:table-cell table:style-name="ce12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far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iscord</text:p>
          </table:table-cell>
          <table:table-cell table:style-name="ce12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mine8marf#</text:p>
          </table:table-cell>
          <table:table-cell office:value-type="string" calcext:value-type="string">
            <text:p>server name: MineFarmer      <text:a xlink:href="https://discordapp.com/channels/602574187214667817/602574187214667819" xlink:type="simple">https://discordapp.com/channels/602574187214667817/602574187214667819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ragon Naturally Speaking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river Support-: for Lenova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<text:s/>Key: 12b994b4-bc5f-454d-9a8c-105eb83d528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aseUS – Disk copy pro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Key: C26QX-RB83I-U8DMQ-RKFFF-W4GLW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aseUS – Partition pro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Key: NG238-H3RLM-KVH3C-U5JPZ-RDC3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duonix</text:p>
          </table:table-cell>
          <table:table-cell table:style-name="ce11"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PIM Android</text:p>
          </table:table-cell>
          <table:table-cell table:style-name="ce11"/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/>
            <text:p>000017-PFPTWB-H3UBK2-PUZJTP-GYC9EV-ZQK705-NUKCRF-TAZG74-BM8D76-A8NYA6</text:p>
            <text:p>000017-PFPTWB-H3UBK2-PUZJTP-GYC9EV-ZQK705-NUKCRF-TAZG74-BM8D76-A8NYA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Epson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table:style-name="ce10" office:value-type="string" calcext:value-type="string">
            <text:p>EVGA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farm</text:p>
          </table:table-cell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table:style-name="Default" office:value-type="string" calcext:value-type="string">
            <text:p>Evernote</text:p>
          </table:table-cell>
          <table:table-cell table:style-name="Default" office:value-type="string" calcext:value-type="string">
            <text:p><text:a xlink:href="mailto:pgoldfarm@yahoo.com" xlink:type="simple">pgoldfarm@yahoo.com</text:a></text:p>
          </table:table-cell>
          <table:table-cell table:style-name="Default"/>
          <table:table-cell table:style-name="Default" office:value-type="string" calcext:value-type="string">
            <text:p>506goldfarm</text:p>
          </table:table-cell>
          <table:table-cell table:style-name="Default"/>
          <table:table-cell table:number-columns-repeated="1019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arm Assist, Sygenta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 office:value-type="string" calcext:value-type="string">
            <text:p>Gold$Farm</text:p>
          </table:table-cell>
          <table:table-cell office:value-type="float" office:value="509753" calcext:value-type="float">
            <text:p>509753</text:p>
          </table:table-cell>
          <table:table-cell office:value-type="string" calcext:value-type="string">
            <text:p>Lexington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rm Country Trader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arm Show</text:p>
          </table:table-cell>
          <table:table-cell table:style-name="ce14" office:value-type="string" calcext:value-type="string">
            <text:p><text:span text:style-name="T2"><text:a xlink:href="mailto:pgoldfarm@yahoo.com" xlink:type="simple">pgoldfarm@yahoo.com</text:a></text:span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Fastline</text:p>
          </table:table-cell>
          <table:table-cell table:style-name="ce15" office:value-type="string" calcext:value-type="string">
            <text:p><text:span text:style-name="T2"><text:a xlink:href="mailto:pgoldfarm@yahoo.com" xlink:type="simple">pgoldfarm@yahoo.com</text:a></text:span></text:p>
          </table:table-cell>
          <table:table-cell/>
          <table:table-cell office:value-type="float" office:value="509753" calcext:value-type="float">
            <text:p>50975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edEX</text:p>
          </table:table-cell>
          <table:table-cell table:style-name="ce15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Ash Grove, <text:s/>Pearl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FiddleJS</text:p>
          </table:table-cell>
          <table:table-cell table:style-name="ce15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irefox sync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 table:style-name="Default"/>
          <table:table-cell office:value-type="string" calcext:value-type="string">
            <text:p>Mine$Farm#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ix-IT Utilities <text:s text:c="4"/>VCOM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string" calcext:value-type="string">
            <text:p>su356RM9</text:p>
          </table:table-cell>
          <table:table-cell office:value-type="string" calcext:value-type="string">
            <text:p>Fix-It Utilities Key: <text:s/>C311-0271-00005-S2YS-MGVC-1GVY-GKKZ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ont Awesome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ood2fork.com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API: 960a11928400d4c5aeaa6ecc6a2c4f04 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P <text:s text:c="3"/>Foreign Policy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comments user name - minefarm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ry's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T.Com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git 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/>
          <table:table-cell office:value-type="string" calcext:value-type="string">
            <text:p>ES6Class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ithub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same password for passkey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itKraken</text:p>
          </table:table-cell>
          <table:table-cell table:style-name="ce13"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GoFundMe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Goodsam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office:value-type="string" calcext:value-type="string">
            <text:p>Member # 58262528 <text:s text:c="4"/>Password Hint: Crantz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oogle</text:p>
          </table:table-cell>
          <table:table-cell table:style-name="ce13"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>Keyring password su356RM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reatCourse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Hay House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style-name="ce13"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Hearing Journey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style-name="ce13"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herokuapp,com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style-name="ce13"/>
          <table:table-cell office:value-type="string" calcext:value-type="string">
            <text:p>Gold$Farm6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k Technologies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style-name="ce13"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pinfo.io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style-name="ce13"/>
          <table:table-cell office:value-type="string" calcext:value-type="string">
            <text:p>Gold$Farm6</text:p>
          </table:table-cell>
          <table:table-cell office:value-type="string" calcext:value-type="string">
            <text:p>token: 5149c13496284a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Its Foss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style-name="ce13"/>
          <table:table-cell office:value-type="string" calcext:value-type="string">
            <text:p>Gold$Farm975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sideWith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style-name="ce13" office:value-type="string" calcext:value-type="string">
            <text:p>minefarmer </text:p>
          </table:table-cell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ava</text:p>
          </table:table-cell>
          <table:table-cell table:style-name="ce12"/>
          <table:table-cell table:number-columns-repeated="2"/>
          <table:table-cell office:value-type="string" calcext:value-type="string">
            <text:p>Use Oracle.com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omla</text:p>
          </table:table-cell>
          <table:table-cell table:style-name="ce12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 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Kontact</text:p>
          </table:table-cell>
          <table:table-cell table:style-name="ce14" office:value-type="string" calcext:value-type="string">
            <text:p><text:span text:style-name="T2"><text:a xlink:href="mailto:pgoldfarm@yahoo.com" xlink:type="simple">pgoldfarm@yahoo.com</text:a></text:span></text:p>
          </table:table-cell>
          <table:table-cell office:value-type="string" calcext:value-type="string">
            <text:p>Richard Matson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Kroger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Kubuntu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<text:s text:c="5"/>Askkubuntu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arnnode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arnTo Program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novo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enovo password manager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G Electronics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inux org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Linkedin</text:p>
          </table:table-cell>
          <table:table-cell table:style-name="ce14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ivingto100.com</text:p>
          </table:table-cell>
          <table:table-cell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andriva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 office:value-type="string" calcext:value-type="string">
            <text:p>Gold$Farm</text:p>
          </table:table-cell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dium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pgoldfarm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We</text:p>
          </table:table-cell>
          <table:table-cell table:style-name="ce13"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lab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aps (Ubuntu)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aterial Design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<text:s text:c="3"/>Cluster</text:p>
          </table:table-cell>
          <table:table-cell table:style-name="ce13"/>
          <table:table-cell office:value-type="string" calcext:value-type="string">
            <text:p>minefarmer</text:p>
          </table:table-cell>
          <table:table-cell office:value-type="string" calcext:value-type="string">
            <text:p>Gold$Farm</text:p>
          </table:table-cell>
          <table:table-cell office:value-type="string" calcext:value-type="string">
            <text:p>mongo clu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ongoDB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$goldfarm</text:p>
          </table:table-cell>
          <table:table-cell office:value-type="string" calcext:value-type="string">
            <text:p>Group name: Matson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Mozilla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table:formula="of:=++[.C148]" office:value-type="string" office:string-value=" " calcext:value-type="string">
            <text:p><text:s/></text:p>
          </table:table-cell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SI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ySQL</text:p>
          </table:table-cell>
          <table:table-cell table:style-name="ce11"/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>DLog$7368 <text:s/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ational Geographic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 office:value-type="float" office:value="7028365030" calcext:value-type="float">
            <text:p>7028365030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Also geneographic project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ebFile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float" office:value="92452" calcext:value-type="float">
            <text:p>9245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ebraska Farmer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string" calcext:value-type="string">
            <text:p>su356RM9 <text:s text:c="2"/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etwork Solutions Ag-Innovation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Elmer <text:s text:c="4"/>Blacksmith <text:s text:c="4"/>Ash Grov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ew Holland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ew York Times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 table:style-name="Default" office:value-type="string" calcext:value-type="string">
            <text:p>Minefarmer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Display name = Minefarm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ewegg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odesource</text:p>
          </table:table-cell>
          <table:table-cell table:style-name="ce13"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506$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orton</text:p>
          </table:table-cell>
          <table:table-cell table:style-name="ce13" office:value-type="string" calcext:value-type="string">
            <text:p><text:span text:style-name="T1"><text:a xlink:href="mailto:pgoldfarm@yahoo.com" xlink:type="simple">pgoldfarm@yahoo.com</text:a></text:span></text:p>
          </table:table-cell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>Farmin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rton Safe</text:p>
          </table:table-cell>
          <table:table-cell table:style-name="ce11"/>
          <table:table-cell/>
          <table:table-cell table:style-name="ce11" office:value-type="string" calcext:value-type="string">
            <text:p><text:a xlink:href="mailto:Farm@ER" xlink:type="simple">Farm@ER</text:a> </text:p>
          </table:table-cell>
          <table:table-cell office:value-type="string" calcext:value-type="string">
            <text:p>work <text:s text:c="7"/>on laptop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-Till Farmer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ovell SUSE Enterprise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farm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Crantz <text:s text:c="6"/>4/20/2015Activation Code: 721A08A82AD64C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PM</text:p>
          </table:table-cell>
          <table:table-cell table:style-name="ce11" office:value-type="string" calcext:value-type="string">
            <text:p><text:a xlink:href="mailto:pgoldfarm@gmail.com" xlink:type="simple">pgoldfarm@gmail.com</text:a></text:p>
          </table:table-cell>
          <table:table-cell office:value-type="string" calcext:value-type="string">
            <text:p>goldfarm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uance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>Dragon Naturally Speaking - <text:s/>K609A-G00-DFP9-X2N7-PB : PDF read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ffice Depot/Max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office:value-type="string" calcext:value-type="string">
            <text:p>Dye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pera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$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racle.com 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verstock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$goldFarm</text:p>
          </table:table-cell>
          <table:table-cell office:value-type="string" calcext:value-type="string">
            <text:p>or 506Gold$Farm <text:s/>??????/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CMall <text:s text:c="2"/>PCM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ostgreSQL</text:p>
          </table:table-cell>
          <table:table-cell table:style-name="ce11"/>
          <table:table-cell office:value-type="string" calcext:value-type="string">
            <text:p>“postgres’</text:p>
          </table:table-cell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ostman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table:number-columns-repeated="2"/>
          <table:table-cell office:value-type="string" calcext:value-type="string">
            <text:p>use google logi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PL Motorhome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float" office:value="509753" calcext:value-type="float">
            <text:p>509753</text:p>
          </table:table-cell>
          <table:table-cell office:value-type="string" calcext:value-type="string">
            <text:p>Activation ID is: 80caaa66131474129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rogressive Farmer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Quicken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>Hero=Elmer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d mango</text:p>
          </table:table-cell>
          <table:table-cell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$Farm</text:p>
          </table:table-cell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gCurePro</text:p>
          </table:table-cell>
          <table:table-cell office:value-type="string" calcext:value-type="string">
            <text:p><text:a xlink:href="mailto:pgoldfarm@yahoo" xlink:type="simple">pgoldfarm@yahoo</text:a>.com</text:p>
          </table:table-cell>
          <table:table-cell table:number-columns-repeated="2"/>
          <table:table-cell table:style-name="ce16" office:value-type="string" calcext:value-type="string">
            <text:p>27003-F1120-C291C-1CBB4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pl.it</text:p>
          </table:table-cell>
          <table:table-cell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old$Farm</text:p>
          </table:table-cell>
          <table:table-cell table:style-name="ce16"/>
          <table:table-cell table:number-columns-repeated="1019"/>
        </table:table-row>
        <table:table-row table:style-name="ro4">
          <table:table-cell office:value-type="string" calcext:value-type="string">
            <text:p>Ryobi</text:p>
          </table:table-cell>
          <table:table-cell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anders for President</text:p>
          </table:table-cell>
          <table:table-cell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chraderauction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itepoin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pgoldfarm 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lack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martphone</text:p>
          </table:table-cell>
          <table:table-cell table:style-name="ce11"/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ourceforge.ne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oywater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float" office:value="509753" calcext:value-type="float">
            <text:p>509753</text:p>
          </table:table-cell>
          <table:table-cell office:value-type="string" calcext:value-type="string">
            <text:p>Registration# 7241 <text:s text:c="3"/>http://www.hprcc3.unl.edu/soywater/ 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aple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office:value-type="string" calcext:value-type="string">
            <text:p>Lexingt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#Stack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Farm</text:p>
          </table:table-cell>
          <table:table-cell office:value-type="string" calcext:value-type="string">
            <text:p>506goldfarm</text:p>
          </table:table-cell>
          <table:table-cell office:value-type="string" calcext:value-type="string">
            <text:p>peasantvalues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ackSkill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CRM9</text:p>
          </table:table-cell>
          <table:table-cell table:style-name="ce16" office:value-type="string" calcext:value-type="string">
            <text:p><text:a xlink:href="https://stackskills.com/courses/enrolled/437789" xlink:type="simple">https://stackskills.com/courses/enrolled/437789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tacksocial</text:p>
          </table:table-cell>
          <table:table-cell table:style-name="ce11"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ublime Text</text:p>
          </table:table-cell>
          <table:table-cell table:style-name="ce11" office:value-type="string" calcext:value-type="string">
            <text:p><text:a xlink:href="mailto:pgoldfarm@gmail.com" xlink:type="simple">pgoldfarm@gmail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ygenta, Farm Assis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$Farm</text:p>
          </table:table-cell>
          <table:table-cell office:value-type="float" office:value="509753" calcext:value-type="float">
            <text:p>509753</text:p>
          </table:table-cell>
          <table:table-cell office:value-type="string" calcext:value-type="string">
            <text:p>farmassist.com 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uddenlink Com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Pin 975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axAct.com Online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office:value-type="string" calcext:value-type="string">
            <text:p>Larr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himble/Mozilla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ouch of Modern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rueKey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he RV Forum Community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9753goldfar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hewirelessweb</text:p>
          </table:table-cell>
          <table:table-cell table:style-name="ce13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$Farm</text:p>
          </table:table-cell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igerdirec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buntu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office:value-type="string" calcext:value-type="string">
            <text:p><text:s/>Also: Launch Pad - Ubuntu <text:s/>On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demy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SPO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CRM9#</text:p>
          </table:table-cell>
          <table:table-cell office:value-type="string" calcext:value-type="string">
            <text:p>Lexington, Crantz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erizon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6goldfarm</text:p>
          </table:table-cell>
          <table:table-cell office:value-type="string" calcext:value-type="string">
            <text:p>Larry <text:s/>image name: combine <text:s text:c="3"/>903-715-7790 <text:s text:c="2"/>pin: 5097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sa checkou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su356RM9</text:p>
          </table:table-cell>
          <table:table-cell office:value-type="string" calcext:value-type="string">
            <text:p>308-370-1732 <text:s text:c="2"/>toy:tractor <text:s/>First teacher: Youn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staprin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p27209s78743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sual Studio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</text:p>
          </table:table-cell>
          <table:table-cell office:value-type="string" calcext:value-type="string">
            <text:p><text:s/>Log in via Windows Live I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allpapers <text:s/>Vrty.org</text:p>
          </table:table-cell>
          <table:table-cell table:style-name="ce11"/>
          <table:table-cell office:value-type="string" calcext:value-type="string">
            <text:p>minefarmer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Vrty.org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almar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ashington Post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eather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float" office:value="509753" calcext:value-type="float">
            <text:p>50975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ebflow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ebpack learning Acadamy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esbos.com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/>
          <table:table-cell office:value-type="string" calcext:value-type="string">
            <text:p>Gold$Farm#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hitehouse.gov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table:number-columns-repeated="2"/>
          <table:table-cell office:value-type="string" calcext:value-type="string">
            <text:p>Challenge answer: two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indows homegroup</text:p>
          </table:table-cell>
          <table:table-cell table:style-name="ce11"/>
          <table:table-cell/>
          <table:table-cell office:value-type="string" calcext:value-type="string">
            <text:p>GM8CT9ps4n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inegard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table:number-columns-repeated="2"/>
          <table:table-cell office:value-type="string" calcext:value-type="string">
            <text:p>Member number: 1018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Xmark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minefarmer</text:p>
          </table:table-cell>
          <table:table-cell office:value-type="string" calcext:value-type="string">
            <text:p>506goldfar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yahoo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pgoldfarm </text:p>
          </table:table-cell>
          <table:table-cell office:value-type="string" calcext:value-type="string">
            <text:p>su356RM9</text:p>
          </table:table-cell>
          <table:table-cell office:value-type="string" calcext:value-type="string">
            <text:p>old email su356CRM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ycharts.com <text:s text:c="3"/>stocks</text:p>
          </table:table-cell>
          <table:table-cell table:style-name="ce11" office:value-type="string" calcext:value-type="string">
            <text:p><text:a xlink:href="mailto:pgoldfarm@yahoo.com" xlink:type="simple">pgoldfarm@yahoo.com</text:a></text:p>
          </table:table-cell>
          <table:table-cell office:value-type="string" calcext:value-type="string">
            <text:p>Gold$Farm</text:p>
          </table:table-cell>
          <table:table-cell office:value-type="float" office:value="509753" calcext:value-type="float">
            <text:p>509753</text:p>
          </table:table-cell>
          <table:table-cell office:value-type="string" calcext:value-type="string">
            <text:p>parents met: Bertran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Zenkit</text:p>
          </table:table-cell>
          <table:table-cell office:value-type="string" calcext:value-type="string">
            <text:p><text:a xlink:href="mailto:pgoldfarm@gmail.com" xlink:type="simple">pgoldfarm@gmail.com</text:a></text:p>
          </table:table-cell>
          <table:table-cell/>
          <table:table-cell office:value-type="string" calcext:value-type="string">
            <text:p>su356RM9</text:p>
          </table:table-cell>
          <table:table-cell table:number-columns-repeated="1020"/>
        </table:table-row>
        <table:table-row table:style-name="ro4" table:number-rows-repeated="1048407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4:19:19.450198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4:26:20.373000568</dc:date>
    <meta:editing-cycles>305</meta:editing-cycles>
    <meta:editing-duration>P13DT15H46M29S</meta:editing-duration>
    <meta:generator>LibreOffice/6.0.7.3$Linux_X86_64 LibreOffice_project/00m0$Build-3</meta:generator>
    <meta:document-statistic meta:table-count="3" meta:cell-count="602" meta:object-count="0"/>
  </office:meta>
</office:document-meta>
</file>